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list-style-name="WWNum8">
      <style:paragraph-properties fo:margin-left="1.27cm" fo:margin-right="0cm" fo:text-indent="-0.635cm" style:auto-text-indent="false"/>
    </style:style>
    <style:style style:name="P2" style:family="paragraph" style:parent-style-name="normal" style:list-style-name="WWNum6">
      <style:paragraph-properties fo:margin-left="1.27cm" fo:margin-right="0cm" fo:text-indent="-0.635cm" style:auto-text-indent="false"/>
    </style:style>
    <style:style style:name="P3" style:family="paragraph" style:parent-style-name="normal" style:list-style-name="WWNum9">
      <style:paragraph-properties fo:margin-left="1.27cm" fo:margin-right="0cm" fo:text-indent="-0.635cm" style:auto-text-indent="false"/>
    </style:style>
    <style:style style:name="P4" style:family="paragraph" style:parent-style-name="normal" style:list-style-name="WWNum12">
      <style:paragraph-properties fo:margin-left="1.27cm" fo:margin-right="0cm" fo:text-indent="-0.635cm" style:auto-text-indent="false"/>
    </style:style>
    <style:style style:name="P5" style:family="paragraph" style:parent-style-name="normal" style:list-style-name="WWNum10">
      <style:paragraph-properties fo:margin-left="1.27cm" fo:margin-right="0cm" fo:text-indent="-0.635cm" style:auto-text-indent="false"/>
    </style:style>
    <style:style style:name="P6" style:family="paragraph" style:parent-style-name="normal" style:list-style-name="WWNum1">
      <style:paragraph-properties fo:margin-left="1.27cm" fo:margin-right="0cm" fo:text-indent="-0.635cm" style:auto-text-indent="false"/>
    </style:style>
    <style:style style:name="P7" style:family="paragraph" style:parent-style-name="normal" style:list-style-name="WWNum4">
      <style:paragraph-properties fo:margin-left="1.27cm" fo:margin-right="0cm" fo:text-indent="-0.635cm" style:auto-text-indent="false"/>
    </style:style>
    <style:style style:name="P8" style:family="paragraph" style:parent-style-name="normal" style:list-style-name="WWNum3">
      <style:paragraph-properties fo:margin-left="1.27cm" fo:margin-right="0cm" fo:text-indent="-0.635cm" style:auto-text-indent="false"/>
    </style:style>
    <style:style style:name="P9" style:family="paragraph" style:parent-style-name="normal" style:list-style-name="WWNum7">
      <style:paragraph-properties fo:margin-left="1.27cm" fo:margin-right="0cm" fo:text-indent="-0.635cm" style:auto-text-indent="false"/>
    </style:style>
    <style:style style:name="P10" style:family="paragraph" style:parent-style-name="normal" style:list-style-name="WWNum11">
      <style:paragraph-properties fo:margin-left="1.27cm" fo:margin-right="0cm" fo:text-indent="-0.635cm" style:auto-text-indent="false"/>
    </style:style>
    <style:style style:name="P11" style:family="paragraph" style:parent-style-name="normal" style:list-style-name="WWNum2">
      <style:paragraph-properties fo:margin-left="1.27cm" fo:margin-right="0cm" fo:text-indent="-0.635cm" style:auto-text-indent="false"/>
    </style:style>
    <style:style style:name="P12" style:family="paragraph" style:parent-style-name="normal" style:list-style-name="WWNum5">
      <style:paragraph-properties fo:margin-left="1.27cm" fo:margin-right="0cm" fo:text-indent="-0.635cm" style:auto-text-indent="false"/>
    </style:style>
    <style:style style:name="P13" style:family="paragraph" style:parent-style-name="normal" style:list-style-name="WWNum13">
      <style:paragraph-properties fo:margin-left="1.27cm" fo:margin-right="0cm" fo:text-indent="-0.635cm" style:auto-text-indent="false"/>
    </style:style>
    <style:style style:name="P14" style:family="paragraph" style:parent-style-name="normal">
      <style:paragraph-properties fo:margin-left="1.27cm" fo:margin-right="0cm" fo:text-indent="0cm" style:auto-text-indent="false"/>
    </style:style>
    <style:style style:name="P15" style:family="paragraph" style:parent-style-name="normal" style:master-page-name="Standard">
      <style:paragraph-properties style:page-number="1"/>
    </style:style>
    <style:style style:name="T1" style:family="text">
      <style:text-properties style:text-underline-style="none"/>
    </style:style>
    <style:style style:name="T2" style:family="text">
      <style:text-properties officeooo:rsid="001823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eth Moore Mendoza</text:p>
      <text:p text:style-name="normal"/>
      <text:list xml:id="list1834808279" text:style-name="WWNum8">
        <text:list-item>
          <text:p text:style-name="P1">Seth fue convertido siendo joven. Tiene una complexión atlética, más tirando a delgado que a robusto, pero se mantiene muy en forma. <text:s/>Es caucásico, pero su piel es ligeramente morena debido a todo el tiempo que pasaba en la calle, y tiene una larga melena roja, lo cual lo hace llamativo para un asesino y le hizo ganarse el nombre de Rubí Silente.</text:p>
        </text:list-item>
      </text:list>
      <text:p text:style-name="P14"/>
      <text:list xml:id="list100254273761779" text:continue-numbering="true" text:style-name="WWNum8">
        <text:list-item>
          <text:p text:style-name="P1"><text:s/>Suele vestir ropas típicas de zonas desérticas, como los assamitas suelen hacer, pero prefiere tonos que lo distingan más de sus compañeros, en vez del típico blanco, suele utilizar tonos más verdosos y oscuros, pues en la oscuridad lo ocultan mejor, pero lo hace aún más llamativo si cabe en sitios mejor iluminados.</text:p>
        </text:list-item>
      </text:list>
      <text:p text:style-name="P14"/>
      <text:list xml:id="list100253736390089" text:continue-numbering="true" text:style-name="WWNum8">
        <text:list-item>
          <text:p text:style-name="P1">Su padre era americano, su madre mexicana. Se conocieron en un viaje de negocios de el, quien la embaucó y terminó quedándose con ella en México y casándose. Tiempo después se mudan a España por "tranquilidad", pues en México la situación no es ideal, ambos conocen el idioma y quieren darle una buena vida a sus hijos al conocer que ella estaba embarazada.</text:p>
        </text:list-item>
      </text:list>
      <text:p text:style-name="P14"/>
      <text:list xml:id="list100254434327818" text:continue-numbering="true" text:style-name="WWNum8">
        <text:list-item>
          <text:p text:style-name="P1">El padre supuestamente se dedicaba a las finanzas, pero es un estafador y, tras años de adicción al juego y abusos, termina por abandonar a la familia 8 años después. La madre decide volver a México 2 años después del abandono, para volver con su familia, ya que su situación económica por sí misma es insuficiente. Ya allí, desaparece un día sin dejar rastro. Los gemelos, Dwight y Seth aprenden a robar y subsistir en México para sobrevivir, huyendo de la ley y formando un gran vínculo entre ellos. Dwight era más sensato, siempre iba un paso por delante de Seth, sin embargo, Seth era más ágil y dominaba más rápido cualquier cosa que se propusiera.</text:p>
        </text:list-item>
      </text:list>
      <text:p text:style-name="P14"/>
      <text:list xml:id="list888839814" text:style-name="WWNum6">
        <text:list-item>
          <text:p text:style-name="P2">A medida que crecen, se unen a un <text:span text:style-name="T2">cártel</text:span> y aprenden a robar mejor y a asesinar, todo por subsistir, pero son los mejores años de sus vidas. Mucho dinero, amistades y emociones les abarcan.</text:p>
          <text:p text:style-name="P2"><text:span text:style-name="T1"/></text:p>
        </text:list-item>
        <text:list-item>
          <text:p text:style-name="P2">Un tiempo después, un Falaqi (célula independiente assamita) que llevaba tiempo observando est<text:span text:style-name="T2">e cartel</text:span> en busca de nuevos reclutas se lleva a su hermano. Seth se queda solo durante 5 largos años, recibiendo cartas de su hermano de vez en cuando, hasta que Dwight consigue que también traigan a Seth a esta célula assamita. Es el propio Dwight quién tiene el honor de abrazar a su hermano, pues en el Falaqi en el que se encontraban, el líder se hacía <text:span text:style-name="T2">responsable</text:span> de que los encargos se completaran y los reclutas de captar a otros asesinos talentosos para presentarlos al líder y convertirlos en caso de que el líder así lo desee. Por desgracia, parece que algo salió mal, en el abrazo, quizá Dwight dudaba de si convertir a su hermano, quizá era muy joven para ello, pero Seth renació como un vampiro con sangre estéril; no podía tener chiquillos. Por suerte, parece que el líder no le dio importancia, mientras Seth fuera un buen asesino, Dwight podría encargarse de convertir a los reclutas que trajera Seth.</text:p>
        </text:list-item>
      </text:list>
      <text:p text:style-name="P14"/>
      <text:list xml:id="list4293075938" text:style-name="WWNum9">
        <text:list-item>
          <text:p text:style-name="P3"><text:soft-page-break/>Dwight fue abrazado como un hechicero assamita de 12a generación, mientras que Seth, un asesino de 13a. Juntos, realizan complejos encargos gracias a su entendimiento mutuo, asesinan vampiros, toman su sangre, le pagan un diezmo al líder y disfrutan el resto. Una no-vida a la que parecía que ya estuvieran acostumbrados, pues no distaba mucho de su tiempo en <text:span text:style-name="T2">e</text:span>l <text:span text:style-name="T2">cártel</text:span> como mortales.</text:p>
        </text:list-item>
      </text:list>
      <text:p text:style-name="P14"/>
      <text:list xml:id="list3481745297" text:style-name="WWNum12">
        <text:list-item>
          <text:p text:style-name="P4">Ambos se integraron bien a la mentalidad assamita: matar por encargo para subsistir y llegar más alto, para acercarse a Haqim. A pesar de ello, su vínculo era más fuerte que sus creencias y pactaron en secreto que si uno de los dos quería irse, huirían juntos, y también que si uno de los dos perdía el juicio, o era condenado, sería el otro quien lo pararía en seco.</text:p>
        </text:list-item>
      </text:list>
      <text:p text:style-name="P14"/>
      <text:list xml:id="list2530325700" text:style-name="WWNum10">
        <text:list-item>
          <text:p text:style-name="P5">Los rumores volaban, y uno en particular llamó la atención de los hermanos. Una clienta cuyos encargos eran rechazados frecuentemente pero que era de una generación muy elevada. Parecía que no le importase que rechazaran sus encargos, pues no dejaba nunca de solicitar los servicios de los assamitas. Los hermanos acudieron en secreto a una de sus múltiples solicitudes y descubrieron que se trataba de una persona de la que podrían sacar mucho provecho. Vivía en una mansión, lo cual ya hizo saltar sus alarmas, pues su anterior vida de ladrones, a la cual ya habían renegado, aún les hacía prender una codiciosa llama en su interior. Una vez dentro, conocieron a la clienta en cuestión, Amelia.</text:p>
          <text:p text:style-name="P5"><text:span text:style-name="T1"/></text:p>
        </text:list-item>
        <text:list-item>
          <text:p text:style-name="P5">Amelia Salazar era una mujer muy atractiva, cosa que ambos hermanos notaron inmediatamente. Tenía una larga y ondulada melena oscura y ojos color miel, que en conjunto con unos labios finos y unos pómulos altos podrían enamorar a cualquiera. Era muy delgada y tenía una tez muy pálida, además de una sonrisa enternecedora y una mirada muy profunda. Ella les recibió entusiasmada. Hablaba muy deprisa, gesticulaba de manera muy elegante pero exagerada y, mientras les explicaba el encargo, divagaba muy frecuentemente a otros temas. Hacía parones de vez en cuando y parecía perderse en la conversación, pero terminaba transmitiendo el mensaje completo. Dwight lo encontraba algo molesto, pero a Seth le parecía divertido. Llegaron a un acuerdo muy generoso por parte de la recién conocida y asesinaron al objetivo sin complicaciones. Cuando regresaron a cobrar su recompensa y probaron la sangre de Amelia, ambos hermanos notaron inmediatamente la diferencia generacional que tenía Amelia con todos sus anteriores clientes. Era un elixir divino, el culmen de todos sus esfuerzos en vida y no vida, pensaba Seth.</text:p>
          <text:p text:style-name="P5"><text:span text:style-name="T1"/></text:p>
        </text:list-item>
        <text:list-item>
          <text:p text:style-name="P5">Sin embargo, algo inquietaba a la pareja de asesinos, había gato encerrado, tenía que haberlo. ¿Porque su Falaqi rechazaba todos los encargos de una mujer cuya sangre era tan exquisita y que pagaba tan bien? Decidieron investigarlo poco a poco, mientras seguían conociendo a Amelia y completando sus encargos a espaldas del Falaqi. Conociendo a Amelia, descubrieron que era una figura importante en el mundo nocturno, era una eminencia en el mundo del entretenimiento vampírico, poseyendo decenas de establecimientos dedicados al ocio y a la sangre, además de una excelente adivina. También lograron hallar que era de séptima generación, lo cual les resultaba asombroso. Y sospechoso, cada vez que conocían algo nuevo sobre ella, los motivos para rechazar sus encargos <text:soft-page-break/>iban disminuyendo. Y eso les creaba muchas inseguridades, al menos a Dwight. Seth no se lo planteaba tanto, iba a ver a Amelia a escondidas de Dwight, con la premisa de que buscaba sacarle información, pero lo cierto es que ella le fascinaba. Era culta, divertida y poco a poco hizo mella en él, quién nunca había tenido tiempo de disfrutar de la compañía de alguien que le resultara tan atractiva física y mentalmente. Con el tiempo, lo averiguó. Averiguó porque rechazaban los encargos de Amelia, pero decidió ocultárselo a Dwight.</text:p>
        </text:list-item>
      </text:list>
      <text:p text:style-name="P14"/>
      <text:list xml:id="list4085982431" text:style-name="WWNum1">
        <text:list-item>
          <text:p text:style-name="P6">Tras un par de años trabajando para Amelia, los hermanos estaban cada vez más paranoicos al respecto de la situación. Llegaron incluso a tener sueños vividos en los que los ejecutaban por traición, en los que se peleaban, en los que todo era distinto. Dwight se hartó y decidió dejar de trabajar para Amelia, por su salud mental y su seguridad, y aquí sucedió el primer conflicto serio en la no-vida de Dwight y Seth. Discutieron al respecto, pero Seth no estaba dispuesto a ceder, comprendía las circunstancias, pero Amelia era todo en lo que pensaba desde hace tiempo. Anhelaba poder ver su sonrisa día tras día, hacerle compañía en su solitaria mansión, averiguar más sobre su pasado, estaba completamente enamorado. Dwight le recriminó estar obsesionado con ella y con su sangre y estarse desviando del camino de Haqim, pero Seth lo ignoró, no podía dejar sola a Amelia. Llegaron a un acuerdo. Seguían completando encargos juntos, pero su constancia se redujo sustancialmente, y el líder del Falaqi lo notó, para su desgracia.</text:p>
        </text:list-item>
      </text:list>
      <text:p text:style-name="P14"/>
      <text:list xml:id="list4115148402" text:style-name="WWNum4">
        <text:list-item>
          <text:p text:style-name="P7">Un par de meses después, el líder hizo un llamamiento general a los pocos miembros de los que disponía. Seth se encontraba con Amelia, pero decidió acudir. Y ahí, comenzó. El peor día de su no-vida. Cuando entró en el escondite del clan, encontró a su hermano Dwight arrodillado frente al líder, estacado. Seth no comprendía nada, todos murmuraban, pero no alcanzaba a entender a nadie. El líder comenzó a hablar y todos callaron. El líder descubrió a Dwight cometiendo el mayor pecado que un assamita puede cometer, matar a otros de los suyos. Parece ser que habían descubierto a Seth con Amelia y Dwight se aseguró de que nada de información saliera de allí. Y lo consiguió, sin embargo, fue descubierto en el acto. Se le acusaba de haber enloquecido debido al consumo de sangre malkavian y haber asesinado a tres compañeros. Las palabras del líder resonaban en la nublada cabeza de Seth. El ya lo sabía, era consciente de dónde estaban jugando él y su hermano, pero no tuvo el valor de decírselo por miedo a que él quisiera irse, pues no podía fallarle en su promesa. Sabía que tarde o temprano la locura de Amelia se apoderaría de ellos, esa locura que la mujer disimulaba tan bien pero que le había revelado en sus múltiples visitas. Sentía una enorme impotencia, su hermano estaba en ese estado por protegerle y por su insensatez. Pero no pudo terminar de lamentarse, pues el líder le miró directamente y le obligó a tomar una difícil decisión. El líder pronunció su sentencia. Dwight sería diabolizado por otro miembro fiel para su acercamiento a Haqim. Era un traidor, y todo aquel que no era fiel a Haqim debía ser usado para acercarse a él. Acto seguido, dirigió la mirada hacia los reclutas assamitas, quienes estaban ansiosos por ser elegidos. El líder describió que este acto sería la mayor prueba de fé hacia Haqim. Y quién mejor para demostrarlo que su propio hermano, pronunció. Sus palabras agitaban el cráneo de Seth por dentro. ¿Diabolizar a su hermano? Era una locura, pero, ¿tenía acaso alternativa? Huir no era una opción, había varios assamitas más habilidosos que él en la sala incluido el <text:soft-page-break/>líder, además de que no podría huir con su hermano. Confesar sus crímenes tampoco era opción, pues habían pillado a Dwight asesinando a otro assamita, ninguno sería perdonado.En ese momento, algo se rompió dentro de él, y una fuerza le dio un empujón hacia delante. Sin alternativa, Seth se acercó a su hermano, tembloroso. Hizo una petición, la cual era desestacarlo y darle un último placer antes de diabolizarlo, sacando un frasco de sangre de Amelia, pero declarando que era de un anterior encargo muy importante que tuvieron. El líder accedió, y Dwight volvió en sí un rato más tarde, mirando a su hermano con pena. Así termina, hermano, declaró Dwight, bebiendo la sangre de Amelia.</text:p>
        </text:list-item>
      </text:list>
      <text:p text:style-name="P14"/>
      <text:list xml:id="list629176992" text:style-name="WWNum3">
        <text:list-item>
          <text:p text:style-name="P8"><text:s/>"Si uno de los dos se desvía, el otro debería pararle los pies, y yo he fallado. Sé feliz Seth". Esas fueron las últimas palabras de Dwight, quién conociendo su destino y leyendo la situación, supo que Seth se había visto obligado a diabolizarlo para mantener su tapadera. Estaba tranquilo, pues sabía que no habían descubierto a Seth. Seth comenzó a beber su sangre, trago, tras trago, tras trago, hasta que notó algo más. Y ahí, se hizo el silencio. Sus oídos pitaban, su vista se nublaba. Esa fue la primera y única vez que Seth dejó salir a la bestia.</text:p>
        </text:list-item>
      </text:list>
      <text:p text:style-name="P14"/>
      <text:list xml:id="list1805441685" text:style-name="WWNum7">
        <text:list-item>
          <text:p text:style-name="P9">Despertó en casa de Amelia, confuso. Cuando le preguntó, dijo que se aburrió y fue a buscarle, pero le encontró inconsciente y se encargó de los que le estaban molestando. Se había cansado de que la rechazaran y juzgarán y desmanteló el cuartel de los asesinos, dejándole solo a él. Le estuvo alimentando durante el tiempo que estuvo inconsciente. Si Amelia era tan poderosa, ¿porque contrataba asesinos para hacerle el trabajo sucio? Si hubiera huido con Dwight, ¿habría aparecido Amelia a tiempo para salvarles? ¿Ha sido inútil diabolizar a su hermano? ¿Quién era él sin su hermano y sin su trabajo y fe? Todas las dudas le arrasaban y cuando estaba a punto de romperse, algo interrumpió su pensamiento.</text:p>
        </text:list-item>
      </text:list>
      <text:p text:style-name="P14"/>
      <text:list xml:id="list4131784633" text:style-name="WWNum11">
        <text:list-item>
          <text:p text:style-name="P10">Amelia se rajó la muñeca, tomó su propia sangre con la boca y le dio un delicado pero apasionado beso. Su mente quedó completamente en blanco, la muestra de afecto de Amelia, quien se había mostrado divertida pero fría hasta el momento, ocupaba ahora todo su ser. Cuando terminó, miró a la mujer en busca de una respuesta, y ésta pronunció unas palabras que se introdujeron en su cabeza y se grabaron a fuego. "Eres mi paladín, Seth, ¿no es aburrido luchar por otros?"</text:p>
        </text:list-item>
      </text:list>
      <text:p text:style-name="P14"/>
      <text:list xml:id="list2026415814" text:style-name="WWNum2">
        <text:list-item>
          <text:p text:style-name="P11">Eso es. Era su reina, era su razón de existir, su único amor verdadero, siempre lo fue. A medida que sus dudas se iban, lo hacía también lo que quedaba de su cordura. Era Seth, el Rubí Silente, el Paladín de Salazar, y el único ser que había recibido el honor de saborear el divino néctar de su reina directamente de ella. Seth se sentía en el cielo, su mundo ahora estaba lleno de color, era más brillante, y estaba lleno de propósito. Los assamitas no aceptaban la sangre de Amelia por ser reina, no por ser Malkavian o estar loca. Y él era el único que podía hacer la voluntad de la reina y acercarse a Haqim.</text:p>
        </text:list-item>
      </text:list>
      <text:p text:style-name="P14"/>
      <text:list xml:id="list1866897818" text:style-name="WWNum5">
        <text:list-item>
          <text:p text:style-name="P12">Su personalidad cada vez se retorcía más, el hombre frío que salía del paso con su hermano se iba ocultando a medida que el caballero que protegía a su reina se abría paso. Cada vez era más extravagante, hablaba más, y era más feliz. Su reina le había dado la felicidad con su nueva visión y necesitaba compartirlo con sus <text:soft-page-break/>allegados, por ello decidió formar un grupo de caballeros al orden de Amelia, a la vez que una orden assamita, pues así se acercaría a Haqim para proteger a Amelia mejor.</text:p>
        </text:list-item>
      </text:list>
      <text:p text:style-name="P14"/>
      <text:list xml:id="list2545881383" text:style-name="WWNum13">
        <text:list-item>
          <text:p text:style-name="P13">Como era de esperar, los demás assamitas huían despavoridos al conocer a Seth y enterarse de la obvia condición de la que padecía: vivía en una realidad distinta. Tampoco podía abrazar a nadie, pues lo descubrió años atrás. Su sangre no se lo permitía... No, era el elegido de Haqim y la reina, y por ello era único, piensa él.</text:p>
        </text:list-item>
      </text:list>
      <text:p text:style-name="P14"/>
      <text:list xml:id="list100254546380614" text:continue-numbering="true" text:style-name="WWNum13">
        <text:list-item>
          <text:p text:style-name="P13">Décadas después, Seth y Amelia siguen aniquilando a los enemigos del reino, (enemigos de negocios de Amelia, vampiros que amenazan sus no-vidas...) jugando a ser felices en un mundo que ellos inventaron, un mundo en el que son felic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16T10:02:53.335000000</dc:date>
    <meta:editing-duration>PT8M51S</meta:editing-duration>
    <meta:editing-cycles>1</meta:editing-cycles>
    <meta:document-statistic meta:table-count="0" meta:image-count="0" meta:object-count="0" meta:page-count="5" meta:paragraph-count="24" meta:word-count="2435" meta:character-count="14003" meta:non-whitespace-character-count="11609"/>
    <meta:generator>LibreOffice/7.0.4.2$Windows_X86_64 LibreOffice_project/dcf040e67528d9187c66b2379df5ea4407429775</meta:generator>
  </office:meta>
</office:document-meta>
</file>